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0.7854in"/>
    </style:style>
    <style:style style:name="co5" style:family="table-column">
      <style:table-column-properties fo:break-before="auto" style:column-width="0.6134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0.9681in"/>
    </style:style>
    <style:style style:name="co10" style:family="table-column">
      <style:table-column-properties fo:break-before="auto" style:column-width="0.7311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7da647"/>
    </style:style>
    <style:style style:name="ce5" style:family="table-cell" style:parent-style-name="Default">
      <style:table-cell-properties fo:background-color="#ff9966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>
            <text:p>standard/reset/en</text:p>
          </table:table-cell>
          <table:table-cell table:style-name="ce2" office:value-type="string">
            <text:p>Ifc</text:p>
          </table:table-cell>
          <table:table-cell table:style-name="ce2" office:value-type="string">
            <text:p>Ifc.ifc[+]</text:p>
          </table:table-cell>
          <table:table-cell table:style-name="ce2" office:value-type="string">
            <text:p>Unit</text:p>
          </table:table-cell>
          <table:table-cell table:style-name="ce3" office:value-type="string">
            <text:p>Register file</text:p>
          </table:table-cell>
          <table:table-cell table:style-name="ce3" office:value-type="string">
            <text:p>Memory</text:p>
          </table:table-cell>
          <table:table-cell table:style-name="ce3" office:value-type="string">
            <text:p>Fifo</text:p>
          </table:table-cell>
          <table:table-cell table:style-name="ce3" office:value-type="string">
            <text:p>Memory map</text:p>
          </table:table-cell>
          <table:table-cell table:style-name="ce3" office:value-type="string">
            <text:p>Testbench</text:p>
          </table:table-cell>
        </table:table-row>
        <table:table-row table:style-name="ro1">
          <table:table-cell/>
          <table:table-cell table:style-name="ce2" office:value-type="string">
            <text:p>Ifc</text:p>
          </table:table-cell>
          <table:table-cell table:style-name="ce4">
            <office:annotation draw:style-name="gr1" draw:text-style-name="P2" svg:width="1.1413in" svg:height="0.4909in" svg:x="3.076in" svg:y="0.0677in" draw:caption-point-x="-3.076in" draw:caption-point-y="-0.0677in">
              <dc:creator>bb</dc:creator>
              <dc:date>2008-05-31T00:00:00</dc:date>
              <text:p text:style-name="P1"><text:span text:style-name="T1">inter_reg_ios_valid.pl</text:span></text:p>
            </office:annotation>
          </table:table-cell>
          <table:table-cell table:style-name="ce4">
            <office:annotation draw:style-name="gr1" draw:text-style-name="P2" svg:width="1.1413in" svg:height="0.4909in" svg:x="3.8587in" svg:y="0.0677in" draw:caption-point-x="-3.8587in" draw:caption-point-y="-0.0677in">
              <dc:creator>bb</dc:creator>
              <dc:date>2008-05-31T00:00:00</dc:date>
              <text:p text:style-name="P1"><text:span text:style-name="T1">inter_reg_ios_valid.pl</text:span></text:p>
            </office:annotation>
          </table:table-cell>
          <table:table-cell table:style-name="ce4">
            <office:annotation draw:style-name="gr1" draw:text-style-name="P2" svg:width="1.1413in" svg:height="0.4909in" svg:x="4.4693in" svg:y="0.0677in" draw:caption-point-x="-4.4693in" draw:caption-point-y="-0.0677in">
              <dc:creator>bb</dc:creator>
              <dc:date>2008-06-02T00:00:00</dc:date>
              <text:p text:style-name="P1"><text:span text:style-name="T1">inter_reg_ios_valid.pl</text:span></text:p>
            </office:annotation>
          </table:table-cell>
          <table:table-cell table:style-name="ce5">
            <office:annotation draw:style-name="gr1" draw:text-style-name="P2" svg:width="1.1413in" svg:height="0.4909in" svg:x="5.2622in" svg:y="0.0677in" draw:caption-point-x="-5.2622in" draw:caption-point-y="-0.0677in">
              <dc:creator>bb</dc:creator>
              <dc:date>2008-06-02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0878in" svg:y="0.0677in" draw:caption-point-x="-6.0878in" draw:caption-point-y="-0.0677in">
              <dc:creator>bb</dc:creator>
              <dc:date>2008-06-02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8272in" svg:y="0.0677in" draw:caption-point-x="-6.8272in" draw:caption-point-y="-0.0677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7.7917in" svg:y="0.0677in" draw:caption-point-x="-7.7917in" draw:caption-point-y="-0.0677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5201in" svg:y="0.0677in" draw:caption-point-x="-8.5201in" draw:caption-point-y="-0.0677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</table:table-row>
        <table:table-row table:style-name="ro1">
          <table:table-cell/>
          <table:table-cell table:style-name="ce2" office:value-type="string">
            <text:p>Ifc.ifc[+]</text:p>
          </table:table-cell>
          <table:table-cell table:style-name="ce4">
            <office:annotation draw:style-name="gr1" draw:text-style-name="P2" svg:width="1.1413in" svg:height="0.4909in" svg:x="3.076in" svg:y="0.287in" draw:caption-point-x="-3.076in" draw:caption-point-y="-0.287in">
              <dc:creator>bb</dc:creator>
              <dc:date>2008-05-31T00:00:00</dc:date>
              <text:p text:style-name="P1"><text:span text:style-name="T1">inter_reg_ios_valid.pl</text:span></text:p>
            </office:annotation>
          </table:table-cell>
          <table:table-cell table:style-name="ce4">
            <office:annotation draw:style-name="gr1" draw:text-style-name="P2" svg:width="1.1413in" svg:height="0.4909in" svg:x="3.8587in" svg:y="0.287in" draw:caption-point-x="-3.8587in" draw:caption-point-y="-0.287in">
              <dc:creator>bb</dc:creator>
              <dc:date>2008-05-31T00:00:00</dc:date>
              <text:p text:style-name="P1"><text:span text:style-name="T1">inter_reg_ios_valid.pl</text:span></text:p>
            </office:annotation>
          </table:table-cell>
          <table:table-cell table:style-name="ce4">
            <office:annotation draw:style-name="gr1" draw:text-style-name="P2" svg:width="1.1413in" svg:height="0.4909in" svg:x="4.4693in" svg:y="0.287in" draw:caption-point-x="-4.4693in" draw:caption-point-y="-0.287in">
              <dc:creator>bb</dc:creator>
              <dc:date>2008-06-02T00:00:00</dc:date>
              <text:p text:style-name="P1"><text:span text:style-name="T1">inter_reg_ios_valid.pl</text:span></text:p>
            </office:annotation>
          </table:table-cell>
          <table:table-cell table:style-name="ce5">
            <office:annotation draw:style-name="gr1" draw:text-style-name="P2" svg:width="1.1413in" svg:height="0.4909in" svg:x="5.2622in" svg:y="0.287in" draw:caption-point-x="-5.2622in" draw:caption-point-y="-0.287in">
              <dc:creator>bb</dc:creator>
              <dc:date>2008-06-02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0878in" svg:y="0.287in" draw:caption-point-x="-6.0878in" draw:caption-point-y="-0.287in">
              <dc:creator>bb</dc:creator>
              <dc:date>2008-06-02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8272in" svg:y="0.287in" draw:caption-point-x="-6.8272in" draw:caption-point-y="-0.287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7.7917in" svg:y="0.287in" draw:caption-point-x="-7.7917in" draw:caption-point-y="-0.287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5201in" svg:y="0.287in" draw:caption-point-x="-8.5201in" draw:caption-point-y="-0.287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</table:table-row>
        <table:table-row table:style-name="ro1">
          <table:table-cell/>
          <table:table-cell table:style-name="ce2" office:value-type="string">
            <text:p>Unit</text:p>
          </table:table-cell>
          <table:table-cell table:style-name="ce4">
            <office:annotation draw:style-name="gr1" draw:text-style-name="P2" svg:width="1.1413in" svg:height="0.4909in" svg:x="3.076in" svg:y="0.5063in" draw:caption-point-x="-3.076in" draw:caption-point-y="-0.5063in">
              <dc:creator>bb</dc:creator>
              <dc:date>2008-06-02T00:00:00</dc:date>
              <text:p text:style-name="P1"><text:span text:style-name="T1">inter_reg_ios_valid.pl</text:span></text:p>
            </office:annotation>
          </table:table-cell>
          <table:table-cell table:style-name="ce4">
            <office:annotation draw:style-name="gr1" draw:text-style-name="P2" svg:width="1.1413in" svg:height="0.4909in" svg:x="3.8587in" svg:y="0.5063in" draw:caption-point-x="-3.8587in" draw:caption-point-y="-0.5063in">
              <dc:creator>bb</dc:creator>
              <dc:date>2008-06-02T00:00:00</dc:date>
              <text:p text:style-name="P1"><text:span text:style-name="T1">inter_reg_ios_valid.pl</text:span></text:p>
            </office:annotation>
          </table:table-cell>
          <table:table-cell table:style-name="ce4">
            <office:annotation draw:style-name="gr1" draw:text-style-name="P2" svg:width="1.1413in" svg:height="0.4909in" svg:x="4.4693in" svg:y="0.5063in" draw:caption-point-x="-4.4693in" draw:caption-point-y="-0.5063in">
              <dc:creator>bb</dc:creator>
              <dc:date>2008-06-02T00:00:00</dc:date>
              <text:p text:style-name="P1"><text:span text:style-name="T1">inter_reg_ios_valid.pl</text:span></text:p>
            </office:annotation>
          </table:table-cell>
          <table:table-cell table:style-name="ce5">
            <office:annotation draw:style-name="gr1" draw:text-style-name="P2" svg:width="1.1413in" svg:height="0.4909in" svg:x="5.2622in" svg:y="0.5063in" draw:caption-point-x="-5.2622in" draw:caption-point-y="-0.5063in">
              <dc:creator>bb</dc:creator>
              <dc:date>2008-06-02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0878in" svg:y="0.5063in" draw:caption-point-x="-6.0878in" draw:caption-point-y="-0.5063in">
              <dc:creator>bb</dc:creator>
              <dc:date>2008-06-02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8272in" svg:y="0.5063in" draw:caption-point-x="-6.8272in" draw:caption-point-y="-0.5063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7.7917in" svg:y="0.5063in" draw:caption-point-x="-7.7917in" draw:caption-point-y="-0.5063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5201in" svg:y="0.5063in" draw:caption-point-x="-8.5201in" draw:caption-point-y="-0.5063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</table:table-row>
        <table:table-row table:style-name="ro1">
          <table:table-cell/>
          <table:table-cell table:style-name="ce3" office:value-type="string">
            <text:p>Port </text:p>
          </table:table-cell>
          <table:table-cell table:style-name="ce5">
            <office:annotation draw:style-name="gr1" draw:text-style-name="P2" svg:width="1.1413in" svg:height="0.4909in" svg:x="3.076in" svg:y="0.7256in" draw:caption-point-x="-3.076in" draw:caption-point-y="-0.7256in">
              <dc:creator>bb</dc:creator>
              <dc:date>2008-06-02T00:00:00</dc:date>
              <text:p text:style-name="P1"><text:span text:style-name="T1">inter_reg_ios_invalid1.pl</text:span></text:p>
            </office:annotation>
          </table:table-cell>
          <table:table-cell table:style-name="ce5">
            <office:annotation draw:style-name="gr1" draw:text-style-name="P2" svg:width="1.1413in" svg:height="0.4909in" svg:x="3.8587in" svg:y="0.7256in" draw:caption-point-x="-3.8587in" draw:caption-point-y="-0.7256in">
              <dc:creator>bb</dc:creator>
              <dc:date>2008-06-02T00:00:00</dc:date>
              <text:p text:style-name="P1"><text:span text:style-name="T1">inter_reg_ios_invalid1.p</text:span></text:p>
            </office:annotation>
          </table:table-cell>
          <table:table-cell table:style-name="ce5">
            <office:annotation draw:style-name="gr1" draw:text-style-name="P2" svg:width="1.1413in" svg:height="0.4909in" svg:x="4.4693in" svg:y="0.7256in" draw:caption-point-x="-4.4693in" draw:caption-point-y="-0.7256in">
              <dc:creator>bb</dc:creator>
              <dc:date>2008-06-02T00:00:00</dc:date>
              <text:p text:style-name="P1"><text:span text:style-name="T1">inter_reg_ios_invalid1.p</text:span></text:p>
            </office:annotation>
          </table:table-cell>
          <table:table-cell table:style-name="ce5">
            <office:annotation draw:style-name="gr1" draw:text-style-name="P2" svg:width="1.1413in" svg:height="0.4909in" svg:x="5.2622in" svg:y="0.7256in" draw:caption-point-x="-5.2622in" draw:caption-point-y="-0.7256in">
              <dc:creator>bb</dc:creator>
              <dc:date>2008-06-02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0878in" svg:y="0.7256in" draw:caption-point-x="-6.0878in" draw:caption-point-y="-0.7256in">
              <dc:creator>bb</dc:creator>
              <dc:date>2008-06-02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8272in" svg:y="0.7256in" draw:caption-point-x="-6.8272in" draw:caption-point-y="-0.7256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7.7917in" svg:y="0.7256in" draw:caption-point-x="-7.7917in" draw:caption-point-y="-0.7256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5201in" svg:y="0.7256in" draw:caption-point-x="-8.5201in" draw:caption-point-y="-0.7256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</table:table-row>
        <table:table-row table:style-name="ro1">
          <table:table-cell/>
          <table:table-cell table:style-name="ce3" office:value-type="string">
            <text:p>Signal</text:p>
          </table:table-cell>
          <table:table-cell table:style-name="ce5">
            <office:annotation draw:style-name="gr1" draw:text-style-name="P2" svg:width="1.1413in" svg:height="0.4909in" svg:x="3.076in" svg:y="0.9449in" draw:caption-point-x="-3.076in" draw:caption-point-y="-0.9449in">
              <dc:creator>bb</dc:creator>
              <dc:date>2008-06-02T00:00:00</dc:date>
              <text:p text:style-name="P1"><text:span text:style-name="T1">inter_reg_ios_invalid1.pl</text:span></text:p>
            </office:annotation>
          </table:table-cell>
          <table:table-cell table:style-name="ce5">
            <office:annotation draw:style-name="gr1" draw:text-style-name="P2" svg:width="1.1413in" svg:height="0.4909in" svg:x="3.8587in" svg:y="0.9449in" draw:caption-point-x="-3.8587in" draw:caption-point-y="-0.9449in">
              <dc:creator>bb</dc:creator>
              <dc:date>2008-06-02T00:00:00</dc:date>
              <text:p text:style-name="P1"><text:span text:style-name="T1">inter_reg_ios_invalid1.pl</text:span></text:p>
            </office:annotation>
          </table:table-cell>
          <table:table-cell table:style-name="ce5">
            <office:annotation draw:style-name="gr1" draw:text-style-name="P2" svg:width="1.1413in" svg:height="0.4909in" svg:x="4.4693in" svg:y="0.9449in" draw:caption-point-x="-4.4693in" draw:caption-point-y="-0.9449in">
              <dc:creator>bb</dc:creator>
              <dc:date>2008-06-02T00:00:00</dc:date>
              <text:p text:style-name="P1"><text:span text:style-name="T1">inter_reg_ios_invalid1.pl</text:span></text:p>
            </office:annotation>
          </table:table-cell>
          <table:table-cell table:style-name="ce5">
            <office:annotation draw:style-name="gr1" draw:text-style-name="P2" svg:width="1.1413in" svg:height="0.4909in" svg:x="5.2622in" svg:y="0.9449in" draw:caption-point-x="-5.2622in" draw:caption-point-y="-0.9449in">
              <dc:creator>bb</dc:creator>
              <dc:date>2008-06-02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0878in" svg:y="0.9449in" draw:caption-point-x="-6.0878in" draw:caption-point-y="-0.9449in">
              <dc:creator>bb</dc:creator>
              <dc:date>2008-06-02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8272in" svg:y="0.9449in" draw:caption-point-x="-6.8272in" draw:caption-point-y="-0.9449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7.7917in" svg:y="0.9449in" draw:caption-point-x="-7.7917in" draw:caption-point-y="-0.9449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5201in" svg:y="0.9449in" draw:caption-point-x="-8.5201in" draw:caption-point-y="-0.9449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</table:table-row>
        <table:table-row table:style-name="ro1">
          <table:table-cell/>
          <table:table-cell table:style-name="ce3" office:value-type="string">
            <text:p>Signal group</text:p>
          </table:table-cell>
          <table:table-cell table:style-name="ce5">
            <office:annotation draw:style-name="gr1" draw:text-style-name="P2" svg:width="1.1413in" svg:height="0.4909in" svg:x="3.076in" svg:y="1.1642in" draw:caption-point-x="-3.076in" draw:caption-point-y="-1.1642in">
              <dc:creator>bb</dc:creator>
              <dc:date>2008-06-02T00:00:00</dc:date>
              <text:p text:style-name="P1"><text:span text:style-name="T1">inter_reg_ios_invalid1.pl</text:span></text:p>
            </office:annotation>
          </table:table-cell>
          <table:table-cell table:style-name="ce5">
            <office:annotation draw:style-name="gr1" draw:text-style-name="P2" svg:width="1.1413in" svg:height="0.4909in" svg:x="3.8587in" svg:y="1.1642in" draw:caption-point-x="-3.8587in" draw:caption-point-y="-1.1642in">
              <dc:creator>bb</dc:creator>
              <dc:date>2008-06-02T00:00:00</dc:date>
              <text:p text:style-name="P1"><text:span text:style-name="T1">inter_reg_ios_invalid1.pl</text:span></text:p>
            </office:annotation>
          </table:table-cell>
          <table:table-cell table:style-name="ce5">
            <office:annotation draw:style-name="gr1" draw:text-style-name="P2" svg:width="1.1413in" svg:height="0.4909in" svg:x="4.4693in" svg:y="1.1642in" draw:caption-point-x="-4.4693in" draw:caption-point-y="-1.1642in">
              <dc:creator>bb</dc:creator>
              <dc:date>2008-06-02T00:00:00</dc:date>
              <text:p text:style-name="P1"><text:span text:style-name="T1">inter_reg_ios_invalid1.pl</text:span></text:p>
            </office:annotation>
          </table:table-cell>
          <table:table-cell table:style-name="ce5">
            <office:annotation draw:style-name="gr1" draw:text-style-name="P2" svg:width="1.1713in" svg:height="0.4909in" svg:x="5.2622in" svg:y="1.1642in" draw:caption-point-x="-5.2622in" draw:caption-point-y="-1.1642in">
              <dc:creator>bb</dc:creator>
              <dc:date>2008-06-09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0878in" svg:y="1.1642in" draw:caption-point-x="-6.0878in" draw:caption-point-y="-1.1642in">
              <dc:creator>bb</dc:creator>
              <dc:date>2008-06-09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8272in" svg:y="1.1642in" draw:caption-point-x="-6.8272in" draw:caption-point-y="-1.1642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7.7917in" svg:y="1.1642in" draw:caption-point-x="-7.7917in" draw:caption-point-y="-1.1642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5201in" svg:y="1.1642in" draw:caption-point-x="-8.5201in" draw:caption-point-y="-1.1642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</table:table-row>
        <table:table-row table:style-name="ro1">
          <table:table-cell/>
          <table:table-cell table:style-name="ce3" office:value-type="string">
            <text:p>Register</text:p>
          </table:table-cell>
          <table:table-cell table:style-name="ce5">
            <office:annotation draw:style-name="gr1" draw:text-style-name="P2" svg:width="1.1413in" svg:height="0.4909in" svg:x="3.076in" svg:y="1.3835in" draw:caption-point-x="-3.076in" draw:caption-point-y="-1.3835in">
              <dc:creator>bb</dc:creator>
              <dc:date>2008-06-02T00:00:00</dc:date>
              <text:p text:style-name="P1"><text:span text:style-name="T1">inter_reg_ios_invalid1.pl</text:span></text:p>
            </office:annotation>
          </table:table-cell>
          <table:table-cell table:style-name="ce5">
            <office:annotation draw:style-name="gr1" draw:text-style-name="P2" svg:width="1.1413in" svg:height="0.4909in" svg:x="3.8587in" svg:y="1.3835in" draw:caption-point-x="-3.8587in" draw:caption-point-y="-1.3835in">
              <dc:creator>bb</dc:creator>
              <dc:date>2008-06-02T00:00:00</dc:date>
              <text:p text:style-name="P1"><text:span text:style-name="T1">inter_reg_ios_invalid1.pl</text:span></text:p>
            </office:annotation>
          </table:table-cell>
          <table:table-cell table:style-name="ce5">
            <office:annotation draw:style-name="gr1" draw:text-style-name="P2" svg:width="1.1413in" svg:height="0.4909in" svg:x="4.4693in" svg:y="1.3835in" draw:caption-point-x="-4.4693in" draw:caption-point-y="-1.3835in">
              <dc:creator>bb</dc:creator>
              <dc:date>2008-06-02T00:00:00</dc:date>
              <text:p text:style-name="P1"><text:span text:style-name="T1">inter_reg_ios_invalid1.pl</text:span></text:p>
            </office:annotation>
          </table:table-cell>
          <table:table-cell table:style-name="ce5">
            <office:annotation draw:style-name="gr1" draw:text-style-name="P2" svg:width="1.1413in" svg:height="0.4909in" svg:x="5.2622in" svg:y="1.3835in" draw:caption-point-x="-5.2622in" draw:caption-point-y="-1.3835in">
              <dc:creator>bb</dc:creator>
              <dc:date>2008-06-09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0878in" svg:y="1.3835in" draw:caption-point-x="-6.0878in" draw:caption-point-y="-1.3835in">
              <dc:creator>bb</dc:creator>
              <dc:date>2008-06-09T00:00:00</dc:date>
              <text:p text:style-name="P1"><text:span text:style-name="T1">inter_reg_ios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8272in" svg:y="1.3835in" draw:caption-point-x="-6.8272in" draw:caption-point-y="-1.3835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7.7917in" svg:y="1.3835in" draw:caption-point-x="-7.7917in" draw:caption-point-y="-1.3835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5201in" svg:y="1.3835in" draw:caption-point-x="-8.5201in" draw:caption-point-y="-1.3835in">
              <dc:creator>bb</dc:creator>
              <dc:date>2008-06-09T00:00:00</dc:date>
              <text:p text:style-name="P1"><text:span text:style-name="T1">inter_reg_ios_invalid3.pl</text:span></text:p>
            </office:annotation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table:style-name="ce5"/>
          <table:table-cell office:value-type="string">
            <text:p><text:s/>= illeg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/>
          <table:table-cell office:value-type="string">
            <text:p><text:s/>= legal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fc.ifc[+] can be ifc.ifc, ifc.ifc.ifc...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9">06/09/2008</text:date>, <text:time>16:5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oo buuuu</meta:initial-creator>
    <meta:creation-date>2008-05-31T12:35:58</meta:creation-date>
    <dc:creator>booo buuuu</dc:creator>
    <dc:date>2008-06-09T16:50:54</dc:date>
    <dc:language>en-US</dc:language>
    <meta:editing-cycles>31</meta:editing-cycles>
    <meta:editing-duration>PT6H14M48S</meta:editing-duration>
    <meta:user-defined meta:name="Info 1"/>
    <meta:user-defined meta:name="Info 2"/>
    <meta:user-defined meta:name="Info 3"/>
    <meta:user-defined meta:name="Info 4"/>
    <meta:document-statistic meta:table-count="3" meta:cell-count="75"/>
  </office:meta>
</office:document-meta>
</file>